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Bauhaus 93" svg:font-family="'Bauhaus 93'" style:font-family-generic="decorative" style:font-pitch="variable"/>
    <style:font-face style:name="Gigi" svg:font-family="Gigi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tude de la solution Technique : </text:p>
      <text:p text:style-name="P1">Laser + Capteur de luminosité</text:p>
      <text:p text:style-name="P1"/>
      <text:p text:style-name="P2">Laser : </text:p>
      <text:p text:style-name="P2">Capteur de luminosité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Bauhaus 93" svg:font-family="'Bauhaus 93'" style:font-family-generic="decorative" style:font-pitch="variable"/>
    <style:font-face style:name="Gigi" svg:font-family="Gigi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05T11:23:15.30</meta:creation-date>
    <meta:document-statistic meta:table-count="0" meta:image-count="0" meta:object-count="0" meta:page-count="1" meta:paragraph-count="4" meta:word-count="17" meta:character-count="94"/>
    <dc:date>2014-12-05T11:25:44.23</dc:date>
    <meta:editing-duration>PT2M29S</meta:editing-duration>
    <meta:editing-cycles>1</meta:editing-cycles>
    <meta:generator>OpenOffice.org/3.3$Win32 OpenOffice.org_project/330m20$Build-9567</meta:generator>
  </office:meta>
</office:document-meta>
</file>